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cabe" officeooo:paragraph-rsid="001bcabe" style:font-weight-asian="bold" style:font-weight-complex="bold"/>
    </style:style>
    <style:style style:name="P2" style:family="paragraph" style:parent-style-name="Standard">
      <style:text-properties fo:font-weight="bold" officeooo:rsid="004ee134" officeooo:paragraph-rsid="004ee134" style:font-weight-asian="bold" style:font-weight-complex="bold"/>
    </style:style>
    <style:style style:name="P3" style:family="paragraph" style:parent-style-name="Standard">
      <style:text-properties fo:font-weight="bold" officeooo:rsid="00531e06" officeooo:paragraph-rsid="00531e06" style:font-weight-asian="bold" style:font-weight-complex="bold"/>
    </style:style>
    <style:style style:name="P4" style:family="paragraph" style:parent-style-name="Standard">
      <style:text-properties fo:font-weight="bold" officeooo:rsid="0053814d" officeooo:paragraph-rsid="0053814d" style:font-weight-asian="bold" style:font-weight-complex="bold"/>
    </style:style>
    <style:style style:name="P5" style:family="paragraph" style:parent-style-name="Standard">
      <style:text-properties fo:font-weight="bold" officeooo:rsid="0053814d" officeooo:paragraph-rsid="005388f9" style:font-weight-asian="bold" style:font-weight-complex="bold"/>
    </style:style>
    <style:style style:name="P6" style:family="paragraph" style:parent-style-name="Standard">
      <style:text-properties fo:font-weight="bold" officeooo:rsid="00293d4b" officeooo:paragraph-rsid="00293d4b" style:font-weight-asian="bold" style:font-weight-complex="bold"/>
    </style:style>
    <style:style style:name="P7" style:family="paragraph" style:parent-style-name="Standard">
      <style:text-properties fo:font-weight="bold" officeooo:rsid="00166dc5" officeooo:paragraph-rsid="004ee134" style:font-weight-asian="bold" style:font-weight-complex="bold"/>
    </style:style>
    <style:style style:name="P8" style:family="paragraph" style:parent-style-name="Standard">
      <style:text-properties officeooo:rsid="001a0fc2" officeooo:paragraph-rsid="001a0fc2"/>
    </style:style>
    <style:style style:name="P9" style:family="paragraph" style:parent-style-name="Standard">
      <style:text-properties fo:font-weight="normal" officeooo:rsid="001bcabe" officeooo:paragraph-rsid="001bcabe" style:font-weight-asian="normal" style:font-weight-complex="normal"/>
    </style:style>
    <style:style style:name="P10" style:family="paragraph" style:parent-style-name="Standard">
      <style:text-properties fo:font-weight="normal" officeooo:rsid="0027eb1f" officeooo:paragraph-rsid="0027eb1f" style:font-weight-asian="normal" style:font-weight-complex="normal"/>
    </style:style>
    <style:style style:name="P11" style:family="paragraph" style:parent-style-name="Standard">
      <style:text-properties fo:font-weight="normal" officeooo:rsid="0027eb1f" officeooo:paragraph-rsid="003a6ae5" style:font-weight-asian="normal" style:font-weight-complex="normal"/>
    </style:style>
    <style:style style:name="P12" style:family="paragraph" style:parent-style-name="Standard">
      <style:text-properties fo:font-weight="normal" officeooo:rsid="002c49b7" officeooo:paragraph-rsid="002c49b7" style:font-weight-asian="normal" style:font-weight-complex="normal"/>
    </style:style>
    <style:style style:name="P13" style:family="paragraph" style:parent-style-name="Standard">
      <style:text-properties fo:font-weight="normal" officeooo:rsid="00293d4b" officeooo:paragraph-rsid="002e59c6" style:font-weight-asian="normal" style:font-weight-complex="normal"/>
    </style:style>
    <style:style style:name="P14" style:family="paragraph" style:parent-style-name="Standard">
      <style:text-properties fo:font-weight="normal" officeooo:rsid="00293d4b" officeooo:paragraph-rsid="003a7e2e" style:font-weight-asian="normal" style:font-weight-complex="normal"/>
    </style:style>
    <style:style style:name="P15" style:family="paragraph" style:parent-style-name="Standard">
      <style:text-properties fo:font-weight="normal" officeooo:rsid="00293d4b" officeooo:paragraph-rsid="00412795" style:font-weight-asian="normal" style:font-weight-complex="normal"/>
    </style:style>
    <style:style style:name="P16" style:family="paragraph" style:parent-style-name="Standard">
      <style:text-properties fo:font-weight="normal" officeooo:rsid="002ddc31" officeooo:paragraph-rsid="002ddc31" style:font-weight-asian="normal" style:font-weight-complex="normal"/>
    </style:style>
    <style:style style:name="P17" style:family="paragraph" style:parent-style-name="Standard">
      <style:text-properties fo:font-weight="normal" officeooo:rsid="002e59c6" officeooo:paragraph-rsid="002e59c6" style:font-weight-asian="normal" style:font-weight-complex="normal"/>
    </style:style>
    <style:style style:name="P18" style:family="paragraph" style:parent-style-name="Standard">
      <style:text-properties fo:font-weight="normal" officeooo:rsid="0034e7f9" officeooo:paragraph-rsid="0034e7f9" style:font-weight-asian="normal" style:font-weight-complex="normal"/>
    </style:style>
    <style:style style:name="P19" style:family="paragraph" style:parent-style-name="Standard">
      <style:text-properties fo:font-weight="normal" officeooo:rsid="00371eb9" officeooo:paragraph-rsid="00371eb9" style:font-weight-asian="normal" style:font-weight-complex="normal"/>
    </style:style>
    <style:style style:name="P20" style:family="paragraph" style:parent-style-name="Standard">
      <style:text-properties fo:font-weight="normal" officeooo:rsid="00371eb9" officeooo:paragraph-rsid="003a6ae5" style:font-weight-asian="normal" style:font-weight-complex="normal"/>
    </style:style>
    <style:style style:name="P21" style:family="paragraph" style:parent-style-name="Standard">
      <style:text-properties fo:font-weight="normal" officeooo:rsid="0054e25f" officeooo:paragraph-rsid="0054e25f" style:font-weight-asian="normal" style:font-weight-complex="normal"/>
    </style:style>
    <style:style style:name="P22" style:family="paragraph" style:parent-style-name="Standard">
      <style:text-properties fo:font-weight="normal" officeooo:rsid="00576898" officeooo:paragraph-rsid="00576898" style:font-weight-asian="normal" style:font-weight-complex="normal"/>
    </style:style>
    <style:style style:name="P23" style:family="paragraph" style:parent-style-name="Standard">
      <style:text-properties fo:font-weight="normal" officeooo:rsid="003e630b" officeooo:paragraph-rsid="003e630b" style:font-weight-asian="normal" style:font-weight-complex="normal"/>
    </style:style>
    <style:style style:name="P24" style:family="paragraph" style:parent-style-name="Standard">
      <style:text-properties fo:font-weight="normal" officeooo:rsid="0058d29d" officeooo:paragraph-rsid="0058d29d" style:font-weight-asian="normal" style:font-weight-complex="normal"/>
    </style:style>
    <style:style style:name="P25" style:family="paragraph" style:parent-style-name="Standard">
      <style:text-properties fo:font-weight="normal" officeooo:rsid="0058d29d" officeooo:paragraph-rsid="0059f6e5" style:font-weight-asian="normal" style:font-weight-complex="normal"/>
    </style:style>
    <style:style style:name="P26" style:family="paragraph" style:parent-style-name="Standard">
      <style:text-properties fo:font-weight="normal" officeooo:rsid="0034669f" officeooo:paragraph-rsid="0059f6e5" style:font-weight-asian="normal" style:font-weight-complex="normal"/>
    </style:style>
    <style:style style:name="P27" style:family="paragraph" style:parent-style-name="Standard">
      <style:text-properties fo:font-weight="normal" officeooo:rsid="00334ac3" officeooo:paragraph-rsid="00334ac3" style:font-weight-asian="normal" style:font-weight-complex="normal"/>
    </style:style>
    <style:style style:name="P28" style:family="paragraph" style:parent-style-name="Standard">
      <style:text-properties fo:font-style="italic" fo:font-weight="bold" officeooo:rsid="0044fc5b" officeooo:paragraph-rsid="0044fc5b" style:font-style-asian="italic" style:font-weight-asian="bold" style:font-style-complex="italic" style:font-weight-complex="bold"/>
    </style:style>
    <style:style style:name="P29" style:family="paragraph" style:parent-style-name="Standard">
      <style:text-properties fo:font-style="italic" fo:font-weight="bold" officeooo:rsid="00293d4b" officeooo:paragraph-rsid="00293d4b" style:font-style-asian="italic" style:font-weight-asian="bold" style:font-style-complex="italic" style:font-weight-complex="bold"/>
    </style:style>
    <style:style style:name="P30" style:family="paragraph" style:parent-style-name="Standard">
      <style:text-properties fo:font-style="italic" fo:font-weight="bold" officeooo:rsid="004ab683" officeooo:paragraph-rsid="004ab683" style:font-style-asian="italic" style:font-weight-asian="bold" style:font-style-complex="italic" style:font-weight-complex="bold"/>
    </style:style>
    <style:style style:name="P31" style:family="paragraph" style:parent-style-name="Standard">
      <style:text-properties fo:font-style="italic" fo:font-weight="bold" officeooo:rsid="002e59c6" officeooo:paragraph-rsid="002e59c6" style:font-style-asian="italic" style:font-weight-asian="bold" style:font-style-complex="italic" style:font-weight-complex="bold"/>
    </style:style>
    <style:style style:name="P32" style:family="paragraph" style:parent-style-name="Standard">
      <style:text-properties fo:font-style="italic" fo:font-weight="bold" officeooo:rsid="0055a1d7" officeooo:paragraph-rsid="00576898" style:font-style-asian="italic" style:font-weight-asian="bold" style:font-style-complex="italic" style:font-weight-complex="bold"/>
    </style:style>
    <style:style style:name="P33" style:family="paragraph" style:parent-style-name="Standard">
      <style:text-properties fo:font-style="italic" fo:font-weight="bold" officeooo:rsid="0027eb1f" officeooo:paragraph-rsid="0027eb1f" style:font-style-asian="italic" style:font-weight-asian="bold" style:font-style-complex="italic" style:font-weight-complex="bold"/>
    </style:style>
    <style:style style:name="P34" style:family="paragraph" style:parent-style-name="Standard">
      <style:text-properties fo:font-style="italic" fo:font-weight="normal" officeooo:rsid="003a6ae5" officeooo:paragraph-rsid="003a6ae5" style:font-style-asian="italic" style:font-weight-asian="normal" style:font-style-complex="italic" style:font-weight-complex="normal"/>
    </style:style>
    <style:style style:name="P35" style:family="paragraph" style:parent-style-name="Standard">
      <style:text-properties fo:font-style="italic" fo:font-weight="normal" officeooo:rsid="00412795" officeooo:paragraph-rsid="00412795" style:font-style-asian="italic" style:font-weight-asian="normal" style:font-style-complex="italic" style:font-weight-complex="normal"/>
    </style:style>
    <style:style style:name="P36" style:family="paragraph" style:parent-style-name="Standard">
      <style:text-properties fo:font-style="italic" fo:font-weight="normal" officeooo:rsid="00293d4b" officeooo:paragraph-rsid="00412795" style:font-style-asian="italic" style:font-weight-asian="normal" style:font-style-complex="italic" style:font-weight-complex="normal"/>
    </style:style>
    <style:style style:name="P37" style:family="paragraph" style:parent-style-name="Standard">
      <style:text-properties fo:font-style="italic" fo:font-weight="normal" officeooo:rsid="00371eb9" officeooo:paragraph-rsid="003a6ae5" style:font-style-asian="italic" style:font-weight-asian="normal" style:font-style-complex="italic" style:font-weight-complex="normal"/>
    </style:style>
    <style:style style:name="P38" style:family="paragraph" style:parent-style-name="Standard">
      <style:text-properties fo:font-style="normal" fo:font-weight="normal" officeooo:rsid="003a6ae5" officeooo:paragraph-rsid="003a6ae5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fo:font-weight="normal" officeooo:rsid="00293d4b" officeooo:paragraph-rsid="00293d4b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rsid="005ded92" officeooo:paragraph-rsid="005ded92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rsid="005e69db" officeooo:paragraph-rsid="005e69db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rsid="0060619f" officeooo:paragraph-rsid="0060619f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604f56" officeooo:paragraph-rsid="00604f56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5b02c0" officeooo:paragraph-rsid="005b02c0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bold" officeooo:rsid="005b02c0" officeooo:paragraph-rsid="005b02c0" style:font-style-asian="normal" style:font-weight-asian="bold" style:font-style-complex="normal" style:font-weight-complex="bold"/>
    </style:style>
    <style:style style:name="P46" style:family="paragraph" style:parent-style-name="Standard">
      <style:text-properties fo:font-style="normal" fo:font-weight="bold" officeooo:rsid="00604f56" officeooo:paragraph-rsid="00604f56" style:font-style-asian="normal" style:font-weight-asian="bold" style:font-style-complex="normal" style:font-weight-complex="bold"/>
    </style:style>
    <style:style style:name="P47" style:family="paragraph" style:parent-style-name="Standard">
      <style:text-properties fo:font-style="normal" fo:font-weight="bold" officeooo:rsid="005ded92" officeooo:paragraph-rsid="005ded92" style:font-style-asian="normal" style:font-weight-asian="bold" style:font-style-complex="normal" style:font-weight-complex="bold"/>
    </style:style>
    <style:style style:name="P48" style:family="paragraph" style:parent-style-name="Standard">
      <style:text-properties officeooo:paragraph-rsid="0044fc5b"/>
    </style:style>
    <style:style style:name="P49" style:family="paragraph" style:parent-style-name="Standard">
      <style:text-properties officeooo:rsid="00451005" officeooo:paragraph-rsid="00451005"/>
    </style:style>
    <style:style style:name="P50" style:family="paragraph" style:parent-style-name="Standard">
      <style:text-properties officeooo:rsid="004853b0" officeooo:paragraph-rsid="004853b0"/>
    </style:style>
    <style:style style:name="P51" style:family="paragraph" style:parent-style-name="Standard">
      <style:text-properties officeooo:rsid="004853b0" officeooo:paragraph-rsid="0049b8f1"/>
    </style:style>
    <style:style style:name="P52" style:family="paragraph" style:parent-style-name="Standard">
      <style:text-properties officeooo:paragraph-rsid="004ee134"/>
    </style:style>
    <style:style style:name="P53" style:family="paragraph" style:parent-style-name="Standard">
      <style:text-properties officeooo:rsid="004ee134" officeooo:paragraph-rsid="004ee134"/>
    </style:style>
    <style:style style:name="P54" style:family="paragraph" style:parent-style-name="Standard">
      <style:text-properties officeooo:rsid="00166dc5" officeooo:paragraph-rsid="004ee134"/>
    </style:style>
    <style:style style:name="P55" style:family="paragraph" style:parent-style-name="Standard">
      <style:text-properties officeooo:rsid="0050aaee" officeooo:paragraph-rsid="0050aaee"/>
    </style:style>
    <style:style style:name="P56" style:family="paragraph" style:parent-style-name="Standard">
      <style:text-properties officeooo:rsid="0050e478" officeooo:paragraph-rsid="0050e478"/>
    </style:style>
    <style:style style:name="P57" style:family="paragraph" style:parent-style-name="Standard">
      <style:text-properties officeooo:paragraph-rsid="001a0fc2"/>
    </style:style>
    <style:style style:name="P58" style:family="paragraph" style:parent-style-name="Standard">
      <style:text-properties officeooo:rsid="0053814d" officeooo:paragraph-rsid="0053814d"/>
    </style:style>
    <style:style style:name="P59" style:family="paragraph" style:parent-style-name="Standard">
      <style:text-properties officeooo:rsid="00166dc5" officeooo:paragraph-rsid="004ee134" fo:background-color="transparent"/>
    </style:style>
    <style:style style:name="P60" style:family="paragraph" style:parent-style-name="Standard">
      <style:text-properties officeooo:rsid="005d2322" officeooo:paragraph-rsid="005d232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4ee134" style:font-weight-asian="normal" style:font-weight-complex="normal"/>
    </style:style>
    <style:style style:name="T3" style:family="text">
      <style:text-properties fo:font-weight="normal" officeooo:rsid="00531e06" style:font-weight-asian="normal" style:font-weight-complex="normal"/>
    </style:style>
    <style:style style:name="T4" style:family="text">
      <style:text-properties fo:font-weight="normal" officeooo:rsid="004ab683" style:font-weight-asian="normal" style:font-weight-complex="normal"/>
    </style:style>
    <style:style style:name="T5" style:family="text">
      <style:text-properties fo:font-weight="normal" officeooo:rsid="00615da1" style:font-weight-asian="normal" style:font-weight-complex="normal"/>
    </style:style>
    <style:style style:name="T6" style:family="text">
      <style:text-properties fo:font-weight="normal" officeooo:rsid="0066e2aa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3a6ae5"/>
    </style:style>
    <style:style style:name="T10" style:family="text">
      <style:text-properties officeooo:rsid="003f63ce"/>
    </style:style>
    <style:style style:name="T11" style:family="text">
      <style:text-properties officeooo:rsid="0042eb00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44fc5b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371eb9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5388f9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53814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76898" style:font-style-asian="normal" style:font-weight-asian="normal" style:font-style-complex="normal" style:font-weight-complex="normal"/>
    </style:style>
    <style:style style:name="T18" style:family="text">
      <style:text-properties officeooo:rsid="0049b8f1"/>
    </style:style>
    <style:style style:name="T19" style:family="text">
      <style:text-properties officeooo:rsid="004b9e42"/>
    </style:style>
    <style:style style:name="T20" style:family="text">
      <style:text-properties officeooo:rsid="004cf829"/>
    </style:style>
    <style:style style:name="T21" style:family="text">
      <style:text-properties officeooo:rsid="004ee134"/>
    </style:style>
    <style:style style:name="T22" style:family="text">
      <style:text-properties officeooo:rsid="0050aaee"/>
    </style:style>
    <style:style style:name="T23" style:family="text">
      <style:text-properties officeooo:rsid="00525e3a"/>
    </style:style>
    <style:style style:name="T24" style:family="text">
      <style:text-properties officeooo:rsid="001e4192"/>
    </style:style>
    <style:style style:name="T25" style:family="text">
      <style:text-properties officeooo:rsid="0053814d"/>
    </style:style>
    <style:style style:name="T26" style:family="text">
      <style:text-properties officeooo:rsid="00576898"/>
    </style:style>
    <style:style style:name="T27" style:family="text">
      <style:text-properties officeooo:rsid="005c782e"/>
    </style:style>
    <style:style style:name="T28" style:family="text">
      <style:text-properties officeooo:rsid="006918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wnload the SD card image for a Raspberry Pi <text:span text:style-name="T19">RAK2245</text:span></text:p>
      <text:p text:style-name="P1"><text:span text:style-name="T1">Click on the appropriate link on this page [</text:span><text:a xlink:type="simple" xlink:href="https://www.chirpstack.io/gateway-os/install/raspberrypi/" text:style-name="Internet_20_link" text:visited-style-name="Visited_20_Internet_20_Link"><text:span text:style-name="T1">https://www.chirpstack.io/gateway-os/install/raspberrypi/</text:span></text:a><text:span text:style-name="T1">] to download the image. I downloaded this file: chirpstack-gateway-os-full-raspberrypi3-20200408112223.rootfs</text:span></text:p>
      <text:p text:style-name="P9"/>
      <text:p text:style-name="P9">I used Balena Etcher to burn the Raspberry Pi image to an SD card. <text:span text:style-name="T20">Flashing takes a few minutes.</text:span></text:p>
      <text:p text:style-name="P9"/>
      <text:p text:style-name="P52"><text:span text:style-name="T2">This image has ChirpStack installed </text:span><text:span text:style-name="T3">s</text:span><text:span text:style-name="T2">o the main step</text:span><text:span text:style-name="T3">s are</text:span><text:span text:style-name="T2"> to configure your device, set up wireless ssh </text:span><text:span text:style-name="T3">and configure the ChirpStack Application server using a web-based UI</text:span><text:span text:style-name="T2">. A good set of instructions can be found here: </text:span><text:a xlink:type="simple" xlink:href="https://doc.rakwireless.com/rak2245-pi-hat-edition-lorawan-gateway-concentrator-module/connect-the-lora-gateway-with-chirpstack" text:style-name="Internet_20_link" text:visited-style-name="Visited_20_Internet_20_Link">https://doc.rakwireless.com/rak2245-pi-hat-edition-lorawan-gateway-concentrator-module/connect-the-lora-gateway-with-chirpstack</text:a></text:p>
      <text:p text:style-name="P52"/>
      <text:p text:style-name="P2">Accessing the gateways</text:p>
      <text:p text:style-name="P53">Once the image is installed you need to access the gateway to set up ssh capabilities. Following the RAK Wireless instructions is one way to do this: <text:a xlink:type="simple" xlink:href="https://doc.rakwireless.com/rak2245-pi-hat-edition-lorawan-gateway-concentrator-module/accessing-your-gateway" text:style-name="Internet_20_link" text:visited-style-name="Visited_20_Internet_20_Link">https://doc.rakwireless.com/rak2245-pi-hat-edition-lorawan-gateway-concentrator-module/accessing-your-gateway</text:a></text:p>
      <text:p text:style-name="P53"/>
      <text:p text:style-name="P53">Before connecting for the first time you need to connect to the RAKWireless access point using the same method you use to connect to a WiFi hotspot. In the terminal use ssh to log into the Raspberry pi: ssh <text:a xlink:type="simple" xlink:href="mailto:pi@192.168.230.1" text:style-name="Internet_20_link" text:visited-style-name="Visited_20_Internet_20_Link">pi@192.168.230.1</text:a> <text:s text:c="2"/>the password is raspberry.</text:p>
      <text:p text:style-name="P53"/>
      <text:p text:style-name="P7">Configure the gateway</text:p>
      <text:p text:style-name="P54"><text:span text:style-name="T21">Type </text:span>sudo gateway-config <text:s/></text:p>
      <text:p text:style-name="P53">Move the curso to 2 “Setup RAK Gateway concentrator then hit enter. Select “2, Server is ChirpStack” and hit enter. Select “1 ChirpStack Channel-plan configuration” then hit enter. Select “9 US 902-928” and hit enter. Keep the default SERVER IP value of 127.0.0.1 and hit enter. Hit enter again until the main menu appears.</text:p>
      <text:p text:style-name="P54"/>
      <text:p text:style-name="P53">To configure wireless ssh capability move the <text:span text:style-name="T22">cursor</text:span> to “5 Configure WIFI”. <text:span text:style-name="T22">Select "2 Enable Client Mode/Disable AP Mode" "4 Add New SSID for Client". <text:s/>Select your country “US United States” then enter SSID () the name of the wireless network) "NETGEAR80" then the passphrase to access that network. </text:span></text:p>
      <text:p text:style-name="P54"/>
      <text:p text:style-name="P55">Once you are back in the main configuration menu select “OK” and hit enter.</text:p>
      <text:p text:style-name="P54"/>
      <text:p text:style-name="P55">Restart the Raspberry Pi then log in using ssh. You might need to use a network scanned to get the IP addresss for the Raspberry Pi or if you can a monitor connected to the RPi you can use ifconfig to see the address. </text:p>
      <text:p text:style-name="P55"/>
      <text:p text:style-name="P56">Log into the RPi using ssh</text:p>
      <text:p text:style-name="P56">use ssh <text:a xlink:type="simple" xlink:href="mailto:pi@10.0.0.50" text:style-name="Internet_20_link" text:visited-style-name="Visited_20_Internet_20_Link">pi@10.0.0.50</text:a> <text:span text:style-name="T23">(using your IP address) </text:span>and the password is raspberry</text:p>
      <text:p text:style-name="P59"/>
      <text:p text:style-name="P3"><text:span text:style-name="T8">Access and configure t</text:span><text:span text:style-name="T24">he ChirpStackApplication Server</text:span></text:p>
      <text:p text:style-name="P8">Once logged in using ssh open a browser on the computer that you ssh-ed from and navigate to: <text:a xlink:type="simple" xlink:href="http://10.0.0.50:8080/" text:style-name="Internet_20_link" text:visited-style-name="Visited_20_Internet_20_Link">http://10.0.0.50:8080</text:a> <text:span text:style-name="T28">(this address will need to match your IP address)</text:span>. The username and password are both admin </text:p>
      <text:p text:style-name="P57"/>
      <text:p text:style-name="P58">You can leave most of the settings as is but some must be configured to accommodate the setting used by the terrapin tracker. </text:p>
      <text:p text:style-name="P8"><text:soft-page-break/></text:p>
      <text:p text:style-name="P33">Device-profiles</text:p>
      <text:p text:style-name="P4"><text:span text:style-name="T12">We will add a new profile that uses otaa and </text:span><text:span text:style-name="T14">Cayenne LPP. </text:span><text:span text:style-name="T12">Click on “Device-profiles” then click on “+ create” to create a new profile. Enter the following settings. After making the changes click on “CREATE DEVICE PROFILE”.</text:span></text:p>
      <text:p text:style-name="P34">General</text:p>
      <text:p text:style-name="P10">Device-profile name = otaa_cayenne</text:p>
      <text:p text:style-name="P12">Network-server <text:span text:style-name="T10">= </text:span>n<text:span text:style-name="T25">s</text:span></text:p>
      <text:p text:style-name="P10">LoRwWAN MAC version = 1.0.2</text:p>
      <text:p text:style-name="P10">LoRaWAN Regional Parameters revision = A</text:p>
      <text:p text:style-name="P10">Last three fiels are “0”</text:p>
      <text:p text:style-name="P34">Join (OTAA/ABP)</text:p>
      <text:p text:style-name="P19">Device supports OTAA is checked</text:p>
      <text:p text:style-name="P37">CLASS-B </text:p>
      <text:p text:style-name="P38">Device support Class-B not checked</text:p>
      <text:p text:style-name="P37">CLASS-C </text:p>
      <text:p text:style-name="P38">Device support Class-B not checked</text:p>
      <text:p text:style-name="P20"><text:span text:style-name="T7">CODEC</text:span> </text:p>
      <text:p text:style-name="P20"><text:span text:style-name="T9">Payload codec </text:span>= Cayenne LPP</text:p>
      <text:p text:style-name="P11"/>
      <text:p text:style-name="P6"><text:span text:style-name="T7">Applications</text:span><text:span text:style-name="T1"> </text:span></text:p>
      <text:p text:style-name="P5"><text:span text:style-name="T1">We will create a new application and within that we will add a device. Click on “Applications” then “+ CREATE”. </text:span><text:span text:style-name="T12">Enter the following settings. After making the changes click on “CREATE </text:span><text:span text:style-name="T15">APPLICATION</text:span><text:span text:style-name="T12">”.</text:span></text:p>
      <text:p text:style-name="P16">Application name = neds_gnatApplication</text:p>
      <text:p text:style-name="P16">Application description = Application for Gnat testing</text:p>
      <text:p text:style-name="P16">Service-profile = <text:span text:style-name="T25">service-p</text:span>r<text:span text:style-name="T11">o</text:span>file</text:p>
      <text:p text:style-name="P21">Payload codec = Cayenne LPP</text:p>
      <text:p text:style-name="P21"/>
      <text:p text:style-name="P26"><text:span text:style-name="T7">Integrations</text:span> </text:p>
      <text:p text:style-name="P25">If you want to add an integration such as a server click on the Application you just created then click on “INTEGRATIONS” t<text:span text:style-name="T25">hen “+ CREATE”. Enter the appropriate information. For example:</text:span></text:p>
      <text:p text:style-name="P26">Kind = HTTP</text:p>
      <text:p text:style-name="P26">upllnk data URL = <text:a xlink:type="simple" xlink:href="http://64.227.0.108:8300/api/user/" text:style-name="Internet_20_link" text:visited-style-name="Visited_20_Internet_20_Link">http://64.227.0.108:8300/api/user/</text:a></text:p>
      <text:p text:style-name="P26">All other field are blank</text:p>
      <text:p text:style-name="P16"/>
      <text:p text:style-name="P31">Devices</text:p>
      <text:p text:style-name="P32"><text:span text:style-name="T12">To add a device (Gnat) go to “Applications” then click on the name of the application you created in the previous step. </text:span><text:span text:style-name="T16">Click on “+ CREATE” </text:span><text:span text:style-name="T17">and enter the following information. </text:span></text:p>
      <text:p text:style-name="P36">Configuration</text:p>
      <text:p text:style-name="P15">Device name = neds_gnat2</text:p>
      <text:p text:style-name="P13">Device description = Neds second Gnat</text:p>
      <text:p text:style-name="P17">Device EUI = 383434306a379301</text:p>
      <text:p text:style-name="P14">Device-profile = otaa_cayenne,</text:p>
      <text:p text:style-name="P14">Disable frame-counter validation not checked</text:p>
      <text:p text:style-name="P14"/>
      <text:p text:style-name="P22">After clicking Create Device you need to enter the Application key</text:p>
      <text:p text:style-name="P35">Keys (OTAA)</text:p>
      <text:p text:style-name="P18">Application key = 9C5E64056A46C2872DED008E20A6F95A</text:p>
      <text:p text:style-name="P23"><text:soft-page-break/>Gen Application key – <text:span text:style-name="T26">leave blank</text:span></text:p>
      <text:p text:style-name="P22">Click on “SET DEVICE-KEYS”</text:p>
      <text:p text:style-name="P22"/>
      <text:p text:style-name="P24">To test if the settings work click on the device link you just created then click on “DEVICE DATA”. Connect a Gnat with a working sketch that will broadcast lora packages and you should see it displayed in the web page. <text:s/></text:p>
      <text:p text:style-name="P27"/>
      <text:p text:style-name="P60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d Horning</meta:initial-creator>
    <meta:creation-date>2020-04-23T11:49:26.794930934</meta:creation-date>
    <dc:date>2020-04-29T09:27:54.833587553</dc:date>
    <dc:creator>Ned Horning</dc:creator>
    <meta:editing-duration>PT7H39M32S</meta:editing-duration>
    <meta:editing-cycles>74</meta:editing-cycles>
    <meta:generator>LibreOffice/6.0.7.3$Linux_X86_64 LibreOffice_project/00m0$Build-3</meta:generator>
    <meta:document-statistic meta:table-count="0" meta:image-count="0" meta:object-count="0" meta:page-count="3" meta:paragraph-count="59" meta:word-count="716" meta:character-count="4660" meta:non-whitespace-character-count="3985"/>
  </office:meta>
</office:document-meta>
</file>